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714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 office:value-type="string" calcext:value-type="string">
            <text:p>glorot_normal</text:p>
          </table:table-cell>
          <table:table-cell office:value-type="string" calcext:value-type="string">
            <text:p>glorot_uniform</text:p>
          </table:table-cell>
          <table:table-cell office:value-type="string" calcext:value-type="string">
            <text:p>lecun_uniform</text:p>
          </table:table-cell>
          <table:table-cell office:value-type="string" calcext:value-type="string">
            <text:p>he_normal</text:p>
          </table:table-cell>
          <table:table-cell office:value-type="string" calcext:value-type="string">
            <text:p>lecun_normal</text:p>
          </table:table-cell>
          <table:table-cell office:value-type="string" calcext:value-type="string">
            <text:p>he_uniform</text:p>
          </table:table-cell>
          <table:table-cell office:value-type="string" calcext:value-type="string">
            <text:p>lecun_uni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 original 코드, tensorflow-cpu : 7분 36초 소요(Epoch = 10)</text:p>
          </table:table-cell>
          <table:table-cell table:number-columns-repeated="7" office:value-type="string" calcext:value-type="string">
            <text:p># blstm을 concat 앞으로 변경, cpu : 15분 50초 소요(Epoch = 10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3:39:28.164795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4176</text:p>
            <text:p>f1 dev  0.4619 </text:p>
            <text:p/>
            <text:p>Epoch 1/10</text:p>
            <text:p>f1 test  0.633</text:p>
            <text:p>f1 dev  0.682 </text:p>
            <text:p/>
            <text:p>Epoch 2/10</text:p>
            <text:p>f1 test  0.7152</text:p>
            <text:p>f1 dev  0.7466 </text:p>
            <text:p/>
            <text:p>Epoch 3/10</text:p>
            <text:p>f1 test  0.7301</text:p>
            <text:p>f1 dev  0.7519 </text:p>
            <text:p/>
            <text:p>Epoch 4/10</text:p>
            <text:p>f1 test  0.7674</text:p>
            <text:p>f1 dev  0.785 </text:p>
            <text:p/>
            <text:p>Epoch 5/10</text:p>
            <text:p>f1 test  0.7608</text:p>
            <text:p>f1 dev  0.7823 </text:p>
            <text:p/>
            <text:p>Epoch 6/10</text:p>
            <text:p>f1 test  0.7793</text:p>
            <text:p>f1 dev  0.7969 </text:p>
            <text:p/>
            <text:p>Epoch 7/10</text:p>
            <text:p>f1 test  0.7921</text:p>
            <text:p>f1 dev  0.8095 </text:p>
            <text:p/>
            <text:p>Epoch 8/10</text:p>
            <text:p>f1 test  0.7979</text:p>
            <text:p>f1 dev  0.8004 </text:p>
            <text:p/>
            <text:p>Epoch 9/10</text:p>
            <text:p>f1 test  0.8269</text:p>
            <text:p>f1 dev  0.8471 </text:p>
            <text:p/>
            <text:p>Final F1 test score:  0.8268975876999205</text:p>
            <text:p>Training finished.</text:p>
            <text:p>Model weights saved.</text:p>
            <text:p>Model weights cleared.</text:p>
            <text:p>Model performance written to file.</text:p>
            <text:p>B-MISC: 1.69%</text:p>
            <text:p>O: 83.28%</text:p>
            <text:p>B-PER: 3.24%</text:p>
            <text:p>B-ORG: 3.1%</text:p>
            <text:p>I-MISC: 0.57%</text:p>
            <text:p>B-LOC: 3.51%</text:p>
            <text:p>I-ORG: 1.82%</text:p>
            <text:p>I-PER: 2.22%</text:p>
            <text:p>I-LOC: 0.57%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3:23:13.864594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419</text:p>
            <text:p>f1 dev  0.4488 </text:p>
            <text:p/>
            <text:p>Epoch 1/10</text:p>
            <text:p>f1 test  0.594</text:p>
            <text:p>f1 dev  0.6288 </text:p>
            <text:p/>
            <text:p>Epoch 2/10</text:p>
            <text:p>f1 test  0.6064</text:p>
            <text:p>f1 dev  0.6475 </text:p>
            <text:p/>
            <text:p>Epoch 3/10</text:p>
            <text:p>f1 test  0.7224</text:p>
            <text:p>f1 dev  0.7475 </text:p>
            <text:p/>
            <text:p>Epoch 4/10</text:p>
            <text:p>f1 test  0.7167</text:p>
            <text:p>f1 dev  0.7381 </text:p>
            <text:p/>
            <text:p>Epoch 5/10</text:p>
            <text:p>f1 test  0.7547</text:p>
            <text:p>f1 dev  0.7687 </text:p>
            <text:p/>
            <text:p>Epoch 6/10</text:p>
            <text:p>f1 test  0.7519</text:p>
            <text:p>f1 dev  0.7725 </text:p>
            <text:p/>
            <text:p>Epoch 7/10</text:p>
            <text:p>f1 test  0.7896</text:p>
            <text:p>f1 dev  0.8049 </text:p>
            <text:p/>
            <text:p>Epoch 8/10</text:p>
            <text:p>f1 test  0.8007</text:p>
            <text:p>f1 dev  0.8104 </text:p>
            <text:p/>
            <text:p>Epoch 9/10</text:p>
            <text:p>f1 test  0.8192</text:p>
            <text:p>f1 dev  0.8258 </text:p>
            <text:p/>
            <text:p>Final F1 test score:  0.8192175218581648</text:p>
            <text:p>Training finished.</text:p>
            <text:p>Model weights saved.</text:p>
            <text:p>Model weights cleared.</text:p>
            <text:p>Model performance written to file.</text:p>
            <text:p>O: 83.28%</text:p>
            <text:p>B-MISC: 1.69%</text:p>
            <text:p>B-ORG: 3.1%</text:p>
            <text:p>I-PER: 2.22%</text:p>
            <text:p>I-LOC: 0.57%</text:p>
            <text:p>B-PER: 3.24%</text:p>
            <text:p>I-MISC: 0.57%</text:p>
            <text:p>I-ORG: 1.82%</text:p>
            <text:p>B-LOC: 3.51%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4:18:58.450525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1484</text:p>
            <text:p>f1 dev  0.1789 </text:p>
            <text:p/>
            <text:p>Epoch 1/10</text:p>
            <text:p>f1 test  0.5798</text:p>
            <text:p>f1 dev  0.6163 </text:p>
            <text:p/>
            <text:p>Epoch 2/10</text:p>
            <text:p>f1 test  0.7129</text:p>
            <text:p>f1 dev  0.7273 </text:p>
            <text:p/>
            <text:p>Epoch 3/10</text:p>
            <text:p>f1 test  0.7565</text:p>
            <text:p>f1 dev  0.7628 </text:p>
            <text:p/>
            <text:p>Epoch 4/10</text:p>
            <text:p>f1 test  0.7513</text:p>
            <text:p>f1 dev  0.7741 </text:p>
            <text:p/>
            <text:p>Epoch 5/10</text:p>
            <text:p>f1 test  0.7871</text:p>
            <text:p>f1 dev  0.8077 </text:p>
            <text:p/>
            <text:p>Epoch 6/10</text:p>
            <text:p>f1 test  0.8039</text:p>
            <text:p>f1 dev  0.8237 </text:p>
            <text:p/>
            <text:p>Epoch 7/10</text:p>
            <text:p>f1 test  0.7965</text:p>
            <text:p>f1 dev  0.8175 </text:p>
            <text:p/>
            <text:p>Epoch 8/10</text:p>
            <text:p>f1 test  0.7607</text:p>
            <text:p>f1 dev  0.7552 </text:p>
            <text:p/>
            <text:p>Epoch 9/10</text:p>
            <text:p>f1 test  0.8229</text:p>
            <text:p>f1 dev  0.8416 </text:p>
            <text:p/>
            <text:p>Final F1 test score:  0.8228530998496506</text:p>
            <text:p>Training finished.</text:p>
            <text:p>Model weights saved.</text:p>
            <text:p>Model weights cleared.</text:p>
            <text:p>Model performance written to file.</text:p>
            <text:p>I-PER: 2.22%</text:p>
            <text:p>I-MISC: 0.57%</text:p>
            <text:p>B-PER: 3.24%</text:p>
            <text:p>B-ORG: 3.1%</text:p>
            <text:p>B-MISC: 1.69%</text:p>
            <text:p>I-ORG: 1.82%</text:p>
            <text:p>B-LOC: 3.51%</text:p>
            <text:p>I-LOC: 0.57%</text:p>
            <text:p>O: 83.28%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4:27:57.098616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433</text:p>
            <text:p>f1 dev  0.4552 </text:p>
            <text:p/>
            <text:p>Epoch 1/10</text:p>
            <text:p>f1 test  0.6484</text:p>
            <text:p>f1 dev  0.6983 </text:p>
            <text:p/>
            <text:p>Epoch 2/10</text:p>
            <text:p>f1 test  0.6924</text:p>
            <text:p>f1 dev  0.7297 </text:p>
            <text:p/>
            <text:p>Epoch 3/10</text:p>
            <text:p>f1 test  0.7382</text:p>
            <text:p>f1 dev  0.7442 </text:p>
            <text:p/>
            <text:p>Epoch 4/10</text:p>
            <text:p>f1 test  0.7579</text:p>
            <text:p>f1 dev  0.7726 </text:p>
            <text:p/>
            <text:p>Epoch 5/10</text:p>
            <text:p>f1 test  0.773</text:p>
            <text:p>f1 dev  0.7973 </text:p>
            <text:p/>
            <text:p>Epoch 6/10</text:p>
            <text:p>f1 test  0.8019</text:p>
            <text:p>f1 dev  0.8102 </text:p>
            <text:p/>
            <text:p>Epoch 7/10</text:p>
            <text:p>f1 test  0.7994</text:p>
            <text:p>f1 dev  0.8173 </text:p>
            <text:p/>
            <text:p>Epoch 8/10</text:p>
            <text:p>f1 test  0.7982</text:p>
            <text:p>f1 dev  0.8164 </text:p>
            <text:p/>
            <text:p>Epoch 9/10</text:p>
            <text:p>f1 test  0.8286</text:p>
            <text:p>f1 dev  0.857 </text:p>
            <text:p/>
            <text:p>Final F1 test score:  0.8286248997415561</text:p>
            <text:p>Training finished.</text:p>
            <text:p>Model weights saved.</text:p>
            <text:p>Model weights cleared.</text:p>
            <text:p>Model performance written to file.</text:p>
            <text:p>B-PER: 3.24%</text:p>
            <text:p>I-LOC: 0.57%</text:p>
            <text:p>I-PER: 2.22%</text:p>
            <text:p>B-ORG: 3.1%</text:p>
            <text:p>B-LOC: 3.51%</text:p>
            <text:p>O: 83.28%</text:p>
            <text:p>I-MISC: 0.57%</text:p>
            <text:p>I-ORG: 1.82%</text:p>
            <text:p>B-MISC: 1.69%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4:42:22.652437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4049</text:p>
            <text:p>f1 dev  0.444 </text:p>
            <text:p/>
            <text:p>Epoch 1/10</text:p>
            <text:p>f1 test  0.6507</text:p>
            <text:p>f1 dev  0.6811 </text:p>
            <text:p/>
            <text:p>Epoch 2/10</text:p>
            <text:p>f1 test  0.728</text:p>
            <text:p>f1 dev  0.7502 </text:p>
            <text:p/>
            <text:p>Epoch 3/10</text:p>
            <text:p>f1 test  0.7515</text:p>
            <text:p>f1 dev  0.7773 </text:p>
            <text:p/>
            <text:p>Epoch 4/10</text:p>
            <text:p>f1 test  0.7869</text:p>
            <text:p>f1 dev  0.8048 </text:p>
            <text:p/>
            <text:p>Epoch 5/10</text:p>
            <text:p>f1 test  0.7624</text:p>
            <text:p>f1 dev  0.7889 </text:p>
            <text:p/>
            <text:p>Epoch 6/10</text:p>
            <text:p>f1 test  0.7877</text:p>
            <text:p>f1 dev  0.8053 </text:p>
            <text:p/>
            <text:p>Epoch 7/10</text:p>
            <text:p>f1 test  0.8038</text:p>
            <text:p>f1 dev  0.8224 </text:p>
            <text:p/>
            <text:p>Epoch 8/10</text:p>
            <text:p>f1 test  0.8169</text:p>
            <text:p>f1 dev  0.8427 </text:p>
            <text:p/>
            <text:p>Epoch 9/10</text:p>
            <text:p>f1 test  0.8029</text:p>
            <text:p>f1 dev  0.82 </text:p>
            <text:p/>
            <text:p>Final F1 test score:  0.8028812368236122</text:p>
            <text:p>Training finished.</text:p>
            <text:p>Model weights saved.</text:p>
            <text:p>Model weights cleared.</text:p>
            <text:p>Model performance written to file.</text:p>
            <text:p>B-MISC: 1.69%</text:p>
            <text:p>B-ORG: 3.1%</text:p>
            <text:p>I-PER: 2.22%</text:p>
            <text:p>B-PER: 3.24%</text:p>
            <text:p>I-LOC: 0.57%</text:p>
            <text:p>I-ORG: 1.82%</text:p>
            <text:p>I-MISC: 0.57%</text:p>
            <text:p>B-LOC: 3.51%</text:p>
            <text:p>O: 83.28%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6:12:05.214054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2953</text:p>
            <text:p>f1 dev  0.3179 </text:p>
            <text:p/>
            <text:p>Epoch 1/10</text:p>
            <text:p>f1 test  0.6192</text:p>
            <text:p>f1 dev  0.6518 </text:p>
            <text:p/>
            <text:p>Epoch 2/10</text:p>
            <text:p>f1 test  0.712</text:p>
            <text:p>f1 dev  0.7337 </text:p>
            <text:p/>
            <text:p>Epoch 3/10</text:p>
            <text:p>f1 test  0.7579</text:p>
            <text:p>f1 dev  0.7778 </text:p>
            <text:p/>
            <text:p>Epoch 4/10</text:p>
            <text:p>f1 test  0.7507</text:p>
            <text:p>f1 dev  0.7646 </text:p>
            <text:p/>
            <text:p>Epoch 5/10</text:p>
            <text:p>f1 test  0.768</text:p>
            <text:p>f1 dev  0.7707 </text:p>
            <text:p/>
            <text:p>Epoch 6/10</text:p>
            <text:p>f1 test  0.7955</text:p>
            <text:p>f1 dev  0.7979 </text:p>
            <text:p/>
            <text:p>Epoch 7/10</text:p>
            <text:p>f1 test  0.8038</text:p>
            <text:p>f1 dev  0.8163 </text:p>
            <text:p/>
            <text:p>Epoch 8/10</text:p>
            <text:p>f1 test  0.8106</text:p>
            <text:p>f1 dev  0.8235 </text:p>
            <text:p/>
            <text:p>Epoch 9/10</text:p>
            <text:p>f1 test  0.8135</text:p>
            <text:p>f1 dev  0.8278 </text:p>
            <text:p/>
            <text:p>Final F1 test score:  0.8134882501965581</text:p>
            <text:p>Training finished.</text:p>
            <text:p>Model weights saved.</text:p>
            <text:p>Model weights cleared.</text:p>
            <text:p>Model performance written to file.</text:p>
            <text:p>O: 83.28%</text:p>
            <text:p>B-MISC: 1.69%</text:p>
            <text:p>B-ORG: 3.1%</text:p>
            <text:p>B-LOC: 3.51%</text:p>
            <text:p>I-MISC: 0.57%</text:p>
            <text:p>I-LOC: 0.57%</text:p>
            <text:p>I-ORG: 1.82%</text:p>
            <text:p>B-PER: 3.24%</text:p>
            <text:p>I-PER: 2.22%</text:p>
            <text:p>Exception ignored in: &lt;bound method BaseSession.__del__ of &lt;tensorflow.python.client.session.Session object at 0x7f492f1c4a58&gt;&gt;</text:p>
            <text:p>Traceback (most recent call last):</text:p>
            <text:p>  File "/home/hdh/Env/p3ten18/lib/python3.5/site-packages/tensorflow/python/client/session.py", line 707, in __del__</text:p>
            <text:p>TypeError: 'NoneType' object is not callable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6:19:37.730284: I tensorflow/core/platform/cpu_feature_guard.cc:140] Your CPU supports instructions that this TensorFlow binary was not compiled to use: AVX2 FMA</text:p>
            <text:p>Model built. Saved model.png</text:p>
            <text:p/>
            <text:p>Epoch 0/10</text:p>
            <text:p>f1 test  0.3861</text:p>
            <text:p>f1 dev  0.4337 </text:p>
            <text:p/>
            <text:p>Epoch 1/10</text:p>
            <text:p>f1 test  0.6253</text:p>
            <text:p>f1 dev  0.6729 </text:p>
            <text:p/>
            <text:p>Epoch 2/10</text:p>
            <text:p>f1 test  0.6522</text:p>
            <text:p>f1 dev  0.7016 </text:p>
            <text:p/>
            <text:p>Epoch 3/10</text:p>
            <text:p>f1 test  0.75</text:p>
            <text:p>f1 dev  0.7514 </text:p>
            <text:p/>
            <text:p>Epoch 4/10</text:p>
            <text:p>f1 test  0.7597</text:p>
            <text:p>f1 dev  0.778 </text:p>
            <text:p/>
            <text:p>Epoch 5/10</text:p>
            <text:p>f1 test  0.7797</text:p>
            <text:p>f1 dev  0.7826 </text:p>
            <text:p/>
            <text:p>Epoch 6/10</text:p>
            <text:p>f1 test  0.7926</text:p>
            <text:p>f1 dev  0.8134 </text:p>
            <text:p/>
            <text:p>Epoch 7/10</text:p>
            <text:p>f1 test  0.7923</text:p>
            <text:p>f1 dev  0.8037 </text:p>
            <text:p/>
            <text:p>Epoch 8/10</text:p>
            <text:p>f1 test  0.7971</text:p>
            <text:p>f1 dev  0.8151 </text:p>
            <text:p/>
            <text:p>Epoch 9/10</text:p>
            <text:p>f1 test  0.8189</text:p>
            <text:p>f1 dev  0.8447 </text:p>
            <text:p/>
            <text:p>Final F1 test score:  0.8189380530973451</text:p>
            <text:p>Training finished.</text:p>
            <text:p>Model weights saved.</text:p>
            <text:p>Model weights cleared.</text:p>
            <text:p>Model performance written to file.</text:p>
            <text:p>B-LOC: 3.51%</text:p>
            <text:p>B-PER: 3.24%</text:p>
            <text:p>I-MISC: 0.57%</text:p>
            <text:p>O: 83.28%</text:p>
            <text:p>I-PER: 2.22%</text:p>
            <text:p>B-MISC: 1.69%</text:p>
            <text:p>B-ORG: 3.1%</text:p>
            <text:p>I-LOC: 0.57%</text:p>
            <text:p>I-ORG: 1.82%</text:p>
            <text:p/>
            <text:p>Process finished with exit code 0</text:p>
            <text:p/>
          </table:table-cell>
          <table:table-cell office:value-type="string" calcext:value-type="string">
            <text:p>/home/hdh/Env/p3ten18/bin/python /home/hdh/Documents/BigdataNLP/Named-Entity-Recognition-BidirectionalLSTM-CNN-CoNLL-master/nn_CoNLL.py</text:p>
            <text:p>Using TensorFlow backend.</text:p>
            <text:p>Class initialised.</text:p>
            <text:p>2018-12-20 16:28:16.074499: I tensorflow/core/platform/cpu_feature_guard.cc:140] Your CPU supports instructions that this TensorFlow binary was not compiled to use: AVX2 FMA</text:p>
            <text:p>Model built. Saved model.png</text:p>
            <text:p/>
            <text:p>Epoch 0/80</text:p>
            <text:p>f1 test  0.2693</text:p>
            <text:p>f1 dev  0.2781 </text:p>
            <text:p/>
            <text:p>Epoch 1/80</text:p>
            <text:p>f1 test  0.5539</text:p>
            <text:p>f1 dev  0.6121 </text:p>
            <text:p/>
            <text:p>Epoch 2/80</text:p>
            <text:p>f1 test  0.7157</text:p>
            <text:p>f1 dev  0.7377 </text:p>
            <text:p/>
            <text:p>Epoch 3/80</text:p>
            <text:p>f1 test  0.7162</text:p>
            <text:p>f1 dev  0.7317 </text:p>
            <text:p/>
            <text:p>Epoch 4/80</text:p>
            <text:p>f1 test  0.7581</text:p>
            <text:p>f1 dev  0.7786 </text:p>
            <text:p/>
            <text:p>Epoch 5/80</text:p>
            <text:p>f1 test  0.8048</text:p>
            <text:p>f1 dev  0.8171 </text:p>
            <text:p/>
            <text:p>Epoch 6/80</text:p>
            <text:p>f1 test  0.8019</text:p>
            <text:p>f1 dev  0.8124 </text:p>
            <text:p/>
            <text:p>Epoch 7/80</text:p>
            <text:p>f1 test  0.8064</text:p>
            <text:p>f1 dev  0.8231 </text:p>
            <text:p/>
            <text:p>Epoch 8/80</text:p>
            <text:p>f1 test  0.8129</text:p>
            <text:p>f1 dev  0.8346 </text:p>
            <text:p/>
            <text:p>Epoch 9/80</text:p>
            <text:p>f1 test  0.8248</text:p>
            <text:p>f1 dev  0.8419 </text:p>
            <text:p/>
            <text:p>Epoch 10/80</text:p>
            <text:p>f1 test  0.8123</text:p>
            <text:p>f1 dev  0.8228 </text:p>
            <text:p/>
            <text:p>Epoch 11/80</text:p>
            <text:p>f1 test  0.8381</text:p>
            <text:p>f1 dev  0.8615 </text:p>
            <text:p/>
            <text:p>Epoch 12/80</text:p>
            <text:p>f1 test  0.8323</text:p>
            <text:p>f1 dev  0.8599 </text:p>
            <text:p/>
            <text:p>Epoch 13/80</text:p>
            <text:p>f1 test  0.838</text:p>
            <text:p>f1 dev  0.8539 </text:p>
            <text:p/>
            <text:p>Epoch 14/80</text:p>
            <text:p>f1 test  0.843</text:p>
            <text:p>f1 dev  0.8708 </text:p>
            <text:p/>
            <text:p>Epoch 15/80</text:p>
            <text:p>f1 test  0.8337</text:p>
            <text:p>f1 dev  0.8467 </text:p>
            <text:p/>
            <text:p>Epoch 16/80</text:p>
            <text:p>f1 test  0.8519</text:p>
            <text:p>f1 dev  0.8826 </text:p>
            <text:p/>
            <text:p>Epoch 17/80</text:p>
            <text:p>f1 test  0.8493</text:p>
            <text:p>f1 dev  0.8757 </text:p>
            <text:p/>
            <text:p>Epoch 18/80</text:p>
            <text:p>f1 test  0.8362</text:p>
            <text:p>f1 dev  0.859 </text:p>
            <text:p/>
            <text:p>Epoch 19/80</text:p>
            <text:p>f1 test  0.8597</text:p>
            <text:p>f1 dev  0.8816 </text:p>
            <text:p/>
            <text:p>Epoch 20/80</text:p>
            <text:p>f1 test  0.8597</text:p>
            <text:p>f1 dev  0.8803 </text:p>
            <text:p/>
            <text:p>Epoch 21/80</text:p>
            <text:p>f1 test  0.862</text:p>
            <text:p>f1 dev  0.8925 </text:p>
            <text:p/>
            <text:p>Epoch 22/80</text:p>
            <text:p>f1 test  0.8593</text:p>
            <text:p>f1 dev  0.892 </text:p>
            <text:p/>
            <text:p>Epoch 23/80</text:p>
            <text:p>f1 test  0.8689</text:p>
            <text:p>f1 dev  0.8965 </text:p>
            <text:p/>
            <text:p>Epoch 24/80</text:p>
            <text:p>f1 test  0.8614</text:p>
            <text:p>f1 dev  0.8922 </text:p>
            <text:p/>
            <text:p>Epoch 25/80</text:p>
            <text:p>f1 test  0.8697</text:p>
            <text:p>f1 dev  0.9034 </text:p>
            <text:p/>
            <text:p>Epoch 26/80</text:p>
            <text:p>f1 test  0.8734</text:p>
            <text:p>f1 dev  0.9017 </text:p>
            <text:p/>
            <text:p>Epoch 27/80</text:p>
            <text:p>f1 test  0.8677</text:p>
            <text:p>f1 dev  0.9101 </text:p>
            <text:p/>
            <text:p>Epoch 28/80</text:p>
            <text:p>f1 test  0.878</text:p>
            <text:p>f1 dev  0.912 </text:p>
            <text:p/>
            <text:p>Epoch 29/80</text:p>
            <text:p>f1 test  0.8768</text:p>
            <text:p>f1 dev  0.9114 </text:p>
            <text:p/>
            <text:p>Epoch 30/80</text:p>
            <text:p>f1 test  0.8701</text:p>
            <text:p>f1 dev  0.9003 </text:p>
            <text:p/>
            <text:p>Epoch 31/80</text:p>
            <text:p>f1 test  0.8789</text:p>
            <text:p>f1 dev  0.9116 </text:p>
            <text:p/>
            <text:p>Epoch 32/80</text:p>
            <text:p>f1 test  0.8749</text:p>
            <text:p>f1 dev  0.9133 </text:p>
            <text:p/>
            <text:p>Epoch 33/80</text:p>
            <text:p>f1 test  0.8759</text:p>
            <text:p>f1 dev  0.9126 </text:p>
            <text:p/>
            <text:p>Epoch 34/80</text:p>
            <text:p>f1 test  0.8733</text:p>
            <text:p>f1 dev  0.9081 </text:p>
            <text:p/>
            <text:p>Epoch 35/80</text:p>
            <text:p>f1 test  0.8808</text:p>
            <text:p>f1 dev  0.9164 </text:p>
            <text:p/>
            <text:p>Epoch 36/80</text:p>
            <text:p>f1 test  0.8742</text:p>
            <text:p>f1 dev  0.9065 </text:p>
            <text:p/>
            <text:p>Epoch 37/80</text:p>
            <text:p>f1 test  0.8842</text:p>
            <text:p>f1 dev  0.9223 </text:p>
            <text:p/>
            <text:p>Epoch 38/80</text:p>
            <text:p>f1 test  0.8797</text:p>
            <text:p>f1 dev  0.9094 </text:p>
            <text:p/>
            <text:p>Epoch 39/80</text:p>
            <text:p>f1 test  0.8677</text:p>
            <text:p>f1 dev  0.9042 </text:p>
            <text:p/>
            <text:p>Epoch 40/80</text:p>
            <text:p>f1 test  0.8719</text:p>
            <text:p>f1 dev  0.9121 </text:p>
            <text:p/>
            <text:p>Epoch 41/80</text:p>
            <text:p>f1 test  0.8825</text:p>
            <text:p>f1 dev  0.9229 </text:p>
            <text:p/>
            <text:p>Epoch 42/80</text:p>
            <text:p>f1 test  0.8851</text:p>
            <text:p>f1 dev  0.921 </text:p>
            <text:p/>
            <text:p>Epoch 43/80</text:p>
            <text:p>f1 test  0.8849</text:p>
            <text:p>f1 dev  0.9257 </text:p>
            <text:p/>
            <text:p>Epoch 44/80</text:p>
            <text:p>f1 test  0.8811</text:p>
            <text:p>f1 dev  0.9238 </text:p>
            <text:p/>
            <text:p>Epoch 45/80</text:p>
            <text:p>f1 test  0.8749</text:p>
            <text:p>f1 dev  0.9126 </text:p>
            <text:p/>
            <text:p>Epoch 46/80</text:p>
            <text:p>f1 test  0.8779</text:p>
            <text:p>f1 dev  0.9217 </text:p>
            <text:p/>
            <text:p>Epoch 47/80</text:p>
            <text:p>f1 test  0.8845</text:p>
            <text:p>f1 dev  0.9261 </text:p>
            <text:p/>
            <text:p>Epoch 48/80</text:p>
            <text:p>f1 test  0.8861</text:p>
            <text:p>f1 dev  0.9247 </text:p>
            <text:p/>
            <text:p>Epoch 49/80</text:p>
            <text:p>f1 test  0.8861</text:p>
            <text:p>f1 dev  0.9271 </text:p>
            <text:p/>
            <text:p>Epoch 50/80</text:p>
            <text:p>f1 test  0.8588</text:p>
            <text:p>f1 dev  0.8961 </text:p>
            <text:p/>
            <text:p>Epoch 51/80</text:p>
            <text:p>f1 test  0.8804</text:p>
            <text:p>f1 dev  0.9183 </text:p>
            <text:p/>
            <text:p>Epoch 52/80</text:p>
            <text:p>f1 test  0.8764</text:p>
            <text:p>f1 dev  0.9149 </text:p>
            <text:p/>
            <text:p>Epoch 53/80</text:p>
            <text:p>f1 test  0.8834</text:p>
            <text:p>f1 dev  0.9256 </text:p>
            <text:p/>
            <text:p>Epoch 54/80</text:p>
            <text:p>f1 test  0.8874</text:p>
            <text:p>f1 dev  0.927 </text:p>
            <text:p/>
            <text:p>Epoch 55/80</text:p>
            <text:p>f1 test  0.8811</text:p>
            <text:p>f1 dev  0.9234 </text:p>
            <text:p/>
            <text:p>Epoch 56/80</text:p>
            <text:p>f1 test  0.8919</text:p>
            <text:p>f1 dev  0.9299 </text:p>
            <text:p/>
            <text:p>Epoch 57/80</text:p>
            <text:p>f1 test  0.8802</text:p>
            <text:p>f1 dev  0.9259 </text:p>
            <text:p/>
            <text:p>Epoch 58/80</text:p>
            <text:p>f1 test  0.8811</text:p>
            <text:p>f1 dev  0.9194 </text:p>
            <text:p/>
            <text:p>Epoch 59/80</text:p>
            <text:p>f1 test  0.8819</text:p>
            <text:p>f1 dev  0.9228 </text:p>
            <text:p/>
            <text:p>Epoch 60/80</text:p>
            <text:p>f1 test  0.8823</text:p>
            <text:p>f1 dev  0.9224 </text:p>
            <text:p/>
            <text:p>Epoch 61/80</text:p>
            <text:p>f1 test  0.8866</text:p>
            <text:p>f1 dev  0.9264 </text:p>
            <text:p/>
            <text:p>Epoch 62/80</text:p>
            <text:p>f1 test  0.8871</text:p>
            <text:p>f1 dev  0.9234 </text:p>
            <text:p/>
            <text:p>Epoch 63/80</text:p>
            <text:p>f1 test  0.8831</text:p>
            <text:p>f1 dev  0.9231 </text:p>
            <text:p/>
            <text:p>Epoch 64/80</text:p>
            <text:p>f1 test  0.8896</text:p>
            <text:p>f1 dev  0.9281 </text:p>
            <text:p/>
            <text:p>Epoch 65/80</text:p>
            <text:p>f1 test  0.8876</text:p>
            <text:p>f1 dev  0.9258 </text:p>
            <text:p/>
            <text:p>Epoch 66/80</text:p>
            <text:p>f1 test  0.8835</text:p>
            <text:p>f1 dev  0.9271 </text:p>
            <text:p/>
            <text:p>Epoch 67/80</text:p>
            <text:p>f1 test  0.8852</text:p>
            <text:p>f1 dev  0.9236 </text:p>
            <text:p/>
            <text:p>Epoch 68/80</text:p>
            <text:p>f1 test  0.806</text:p>
            <text:p>f1 dev  0.8323 </text:p>
            <text:p/>
            <text:p>Epoch 69/80</text:p>
            <text:p>f1 test  0.8856</text:p>
            <text:p>f1 dev  0.9254 </text:p>
            <text:p/>
            <text:p>Epoch 70/80</text:p>
            <text:p>f1 test  0.8858</text:p>
            <text:p>f1 dev  0.9256 </text:p>
            <text:p/>
            <text:p>Epoch 71/80</text:p>
            <text:p>f1 test  0.8793</text:p>
            <text:p>f1 dev  0.9249 </text:p>
            <text:p/>
            <text:p>Epoch 72/80</text:p>
            <text:p>f1 test  0.8861</text:p>
            <text:p>f1 dev  0.9243 </text:p>
            <text:p/>
            <text:p>Epoch 73/80</text:p>
            <text:p>f1 test  0.8864</text:p>
            <text:p>f1 dev  0.9282 </text:p>
            <text:p/>
            <text:p>Epoch 74/80</text:p>
            <text:p>f1 test  0.8843</text:p>
            <text:p>f1 dev  0.9291 </text:p>
            <text:p/>
            <text:p>Epoch 75/80</text:p>
            <text:p>f1 test  0.8771</text:p>
            <text:p>f1 dev  0.9224 </text:p>
            <text:p/>
            <text:p>Epoch 76/80</text:p>
            <text:p>f1 test  0.8878</text:p>
            <text:p>f1 dev  0.9286 </text:p>
            <text:p/>
            <text:p>Epoch 77/80</text:p>
            <text:p>f1 test  0.8835</text:p>
            <text:p>f1 dev  0.9258 </text:p>
            <text:p/>
            <text:p>Epoch 78/80</text:p>
            <text:p>f1 test  0.8855</text:p>
            <text:p>f1 dev  0.9257 </text:p>
            <text:p/>
            <text:p>Epoch 79/80</text:p>
            <text:p>f1 test  0.8838</text:p>
            <text:p>f1 dev  0.9262 </text:p>
            <text:p/>
            <text:p>Final F1 test score:  0.8838441833760269</text:p>
            <text:p>Training finished.</text:p>
            <text:p>Model weights saved.</text:p>
            <text:p>Model weights cleared.</text:p>
            <text:p>Model performance written to file.</text:p>
            <text:p/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3:04:13.749371982</meta:creation-date>
    <dc:date>2018-12-20T18:37:48.012022867</dc:date>
    <meta:editing-duration>PT1H11M42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